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53A000000D2AEB8238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P2" style:family="paragraph" style:parent-style-name="Heading_20_3">
      <style:paragraph-properties fo:break-before="page"/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5" style:family="text">
      <style:text-properties fo:language="es" fo:country="ES" style:font-size-complex="10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Primavera 07/08" text:name="Cuatrimestre"/>
      </text:user-field-decls>
      <text:h text:style-name="Heading_20_2" text:outline-level="2">Planificació(Enllaç a l'API de JOptSDK)</text:h>
      <text:h text:style-name="Heading_20_3" text:outline-level="3">Introducció</text:h>
      <text:p text:style-name="Text_20_body">Aquí describim el mòdul de planificació i com s'enllaça amb el sistema JOpt.SDK</text:p>
      <text:p text:style-name="Text_20_body">Planificació no és de per si un cas d'ús, però les seves funcionalitats són cridades des de varis cas d'ús. A més donat el fet que ha de fer de pont entre el nostre model lògic i el sistema JOpt.SDK, hem cregut convenient dedicar-li una secció pròpia.</text:p>
      <text:h text:style-name="Heading_20_3" text:outline-level="3">VOPC</text:h>
      <text:p text:style-name="Text_20_body"><draw:frame draw:style-name="fr2" draw:name="graphics1" text:anchor-type="paragraph" svg:width="16.999cm" svg:height="9.521cm" draw:z-index="4"><draw:image xlink:href="../Imatges/VOPCPlanificacio.jpeg" xlink:type="simple" xlink:show="embed" xlink:actuate="onLoad"/></draw:frame></text:p>
      <text:p text:style-name="Text_20_body">Aquí veiem les classes de JOpt.SDK i del nostre model de dades amb les quals el controlador de planificació ha d'interactuar. El controlador Geocodificador ens dóna accés a un servei per a obtenir les coordenades de latitut i longitut d'una adreça, les quals són necessàries per a usar JOpt.SDK.</text:p>
      <text:h text:style-name="P2" text:outline-level="3">Diagrames de seqüència</text:h>
      <text:h text:style-name="Heading_20_4" text:outline-level="4">Generar Pressupostos</text:h>
      <text:p text:style-name="Text_20_body"><draw:frame draw:style-name="fr3" draw:name="graphics2" text:anchor-type="paragraph" svg:width="16.999cm" svg:height="17.131cm" draw:z-index="3"><draw:image xlink:href="../Imatges/planificacioDS.jpeg" xlink:type="simple" xlink:show="embed" xlink:actuate="onLoad"/></draw:frame>Aquest és el diagrama de seqüència de com es generen els pressupostos per a una comanda.</text:p>
      <text:p text:style-name="Text_20_body">Primer de tot a través del controlador de geolocalització obtenim latituts i longituts de les adreces d'origen i destí de la comanda. Seguidament creem un TimeWindowGeoNode (objecte de JOpt.SDK) <text:s/>per a les dues adreces.</text:p>
      <text:p text:style-name="Text_20_body"><text:soft-page-break/></text:p>
      <text:p text:style-name="Text_20_body">Amb això fet depenent de l'amplitud en dies de les finestres de temps d'entrega i recepció enviem més o menys peticions a JOpt per a que ens calculi el pressupost. Per cada dia que calculem n'obtenim les rutes que ja tenim planificades en format JOpt i li afegim els dos nodes que acabem de crear. També obtenim els vehicles disponibles en aquell dia i també als afegim, també els obtenim en format JOpt (CapacityResources).</text:p>
      <text:p text:style-name="Text_20_body">Amb tot això ja podem començar l'optimització per al càlcul del cost i la generació de pressupostos. <text:s/>Primer de tot establim el valor d'iteracions de l'algoritme a un valor amb el qual obtinguem una resposta ràpidament doncs aquesta funcionalitat pot ser cridada per un client i volem una resposta ràpida.</text:p>
      <text:p text:style-name="Text_20_body">Un cop rebem el resultat el guardem i provem un altre dia dins de les finestres de temps.</text:p>
      <text:p text:style-name="Text_20_body">Un cop tenim totes les proves fetes retornem els resultats de costos i possibilita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Helvetica" svg:font-family="Helvetica"/>
    <style:font-face style:name="Tahoma1" svg:font-family="Tahoma"/>
    <style:font-face style:name="Times" svg:font-family="Times"/>
    <style:font-face style:name="Book Antiqua" svg:font-family="'Book Antiqua'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fo:margin-top="0cm" fo:margin-bottom="0.3cm" style:wrap="none" style:vertical-pos="top" style:vertical-rel="paragraph" style:horizontal-pos="center" style:horizontal-rel="paragraph" fo:background-color="transparent" style:background-transparency="100%">
        <style:background-image/>
      </style:graphic-properties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>
        <style:tab-stops>
          <style:tab-stop style:position="7.325cm" style:type="center"/>
          <style:tab-stop style:position="16.51cm" style:type="right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font-size="9pt" fo:language="es" fo:country="ES" style:font-size-asian="9pt" style:font-size-complex="9pt"/>
    </style:style>
    <style:style style:name="T3" style:family="text">
      <style:text-properties fo:color="#006699" fo:font-size="8pt" fo:language="en" fo:country="GB" fo:font-weight="bold" style:font-size-asian="8pt" style:font-weight-asian="bold" style:font-size-complex="8pt"/>
    </style:style>
    <style:style style:name="T4" style:family="text">
      <style:text-properties fo:language="es" fo:country="ES" style:font-size-complex="10pt"/>
    </style:style>
    <style:style style:name="T5" style:family="text">
      <style:text-properties fo:color="#006699" fo:font-size="8pt" fo:language="es" fo:country="ES" fo:font-weight="bold" style:font-size-asian="8pt" style:font-weight-asian="bold" style:font-size-complex="8pt"/>
    </style:style>
    <style:style style:name="T6" style:family="text">
      <style:text-properties style:font-name="Book Antiqua" fo:font-size="9pt" fo:language="es" fo:country="ES" fo:font-style="italic" style:font-size-asian="9pt" style:language-asian="zxx" style:country-asian="none" style:font-style-asian="italic" style:font-size-complex="9pt" style:font-style-complex="italic"/>
    </style:style>
    <style:style style:name="T7" style:family="text">
      <style:text-properties style:font-name="Book Antiqua" fo:font-size="9pt" fo:language="es" fo:country="ES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T8" style:family="text">
      <style:text-properties style:font-name="Book Antiqua" fo:font-size="9pt" fo:language="zxx" fo:country="none" fo:font-style="italic" fo:font-weight="bold" style:font-size-asian="9pt" style:language-asian="zxx" style:country-asian="none" style:font-style-asian="italic" style:font-weight-asian="bold" style:font-size-complex="9pt" style:font-style-complex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30.649cm 1.05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pm1">
      <style:header>
        <text:user-field-decls>
          <text:user-field-decl office:value-type="string" office:string-value="Primavera 07/08" text:name="Cuatrimestre"/>
        </text:user-field-decls>
        <text:p text:style-name="P1"><draw:frame draw:style-name="fr1" draw:name="graphics16" text:anchor-type="as-char" svg:width="0.954cm" svg:height="0.905cm" draw:z-index="2"><draw:image xlink:href="Pictures/100000000000053A000000D2AEB8238F.png" xlink:type="simple" xlink:show="embed" xlink:actuate="onLoad"/></draw:frame><text:span text:style-name="T1"><text:tab/><text:tab/></text:span><text:span text:style-name="T2"><text:subject/></text:span></text:p>
        <text:p text:style-name="P1"><text:span text:style-name="T3">Llenguatges i Sistemes Informàtics<text:tab/><text:tab/></text:span><text:span text:style-name="T4"><text:title/></text:span></text:p>
        <text:p text:style-name="P1"><text:span text:style-name="T5">PESBD</text:span><text:span text:style-name="T6"> <text:tab/><text:tab/></text:span><text:span text:style-name="T7">Equip :7 </text:span><text:span text:style-name="T8"><text:initial-creator>toni</text:initial-creator></text:span><text:span text:style-name="T5"><text:tab/><text:tab/></text:span></text:p>
        <text:p text:style-name="P1"><text:span text:style-name="T5"><text:user-field-get text:name="Cuatrimestre">Primavera 07/08</text:user-field-get></text:span><text:span text:style-name="T5"> <text:s/></text:span></text:p>
      </style:header>
    </style:master-page>
    <style:master-page style:name="apaisat" style:page-layout-name="pm2">
      <style:header>
        <text:p text:style-name="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initial-creator>toni</meta:initial-creator>
    <meta:creation-date>2008-04-28T20:20:13</meta:creation-date>
    <dc:date>2008-06-07T17:48:02</dc:date>
    <dc:language>en-US</dc:language>
    <meta:editing-cycles>25</meta:editing-cycles>
    <meta:editing-duration>PT7H48M39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3" meta:paragraph-count="18" meta:word-count="336" meta:character-count="1995"/>
  </office:meta>
</office:document-meta>
</file>